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lient: Timo Hämäläinen</text:p>
              </text:list-item>
              <text:list-item>
                <text:p>About Kactus2...</text:p>
              </text:list-item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bout file dependency problems</text:p>
              </text:list-item>
              <text:list-item>
                <text:p>TODO Mikk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pendency Analysis Too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bout the tool (two or more slides probably)</text:p>
              </text:list-item>
              <text:list-item>
                <text:p>TODO Mikko (overview) &amp; Tommi (featur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3 group members</text:p>
                <text:list>
                  <text:list-item>
                    <text:list>
                      <text:list-item>
                        <text:p>Joni-Matti: project manager,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  <text:list-item>
                        <text:p>Mikko: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  <text:list-item>
                        <text:p>Tommi: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stimated total time: 619 hours</text:p>
              </text:list-item>
              <text:list-item>
                <text:p>Table...</text:p>
              </text:list-item>
              <text:list-item>
                <text:p>TODO Tom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DO Mikk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i-Matti Määttä</meta:initial-creator>
    <meta:creation-date>2012-11-28T13:12:40.97</meta:creation-date>
    <meta:editing-duration>PT13M55S</meta:editing-duration>
    <meta:editing-cycles>2</meta:editing-cycles>
    <dc:date>2012-11-28T13:26:23.86</dc:date>
    <dc:creator>Joni-Matti Määttä</dc:creator>
    <meta:document-statistic meta:object-count="56"/>
    <meta:generator>OpenOffice.org/3.3$Win32 OpenOffice.org_project/330m20$Build-9567</meta:generator>
  </office:meta>
</office:document-meta>
</file>